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ed0d" officeooo:paragraph-rsid="001ded0d"/>
    </style:style>
    <style:style style:name="P2" style:family="paragraph" style:parent-style-name="Standard">
      <style:text-properties fo:font-weight="bold" officeooo:rsid="001ded0d" officeooo:paragraph-rsid="001ded0d" style:font-weight-asian="bold" style:font-weight-complex="bold"/>
    </style:style>
    <style:style style:name="P3" style:family="paragraph" style:parent-style-name="Standard">
      <style:text-properties fo:font-weight="bold" officeooo:rsid="001e8d08" officeooo:paragraph-rsid="001e8d08" style:font-weight-asian="bold" style:font-weight-complex="bold"/>
    </style:style>
    <style:style style:name="P4" style:family="paragraph" style:parent-style-name="Standard">
      <style:text-properties fo:font-weight="bold" officeooo:rsid="0021453e" officeooo:paragraph-rsid="0021453e" style:font-weight-asian="bold" style:font-weight-complex="bold"/>
    </style:style>
    <style:style style:name="P5" style:family="paragraph" style:parent-style-name="Standard">
      <style:text-properties fo:font-weight="bold" officeooo:rsid="0021b764" officeooo:paragraph-rsid="0021b76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ded0d" officeooo:paragraph-rsid="001ded0d" fo:background-color="#ffff00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21b764" officeooo:paragraph-rsid="0021b764"/>
    </style:style>
    <style:style style:name="P8" style:family="paragraph" style:parent-style-name="Standard">
      <style:text-properties officeooo:rsid="0021b764" officeooo:paragraph-rsid="00234e2a"/>
    </style:style>
    <style:style style:name="P9" style:family="paragraph" style:parent-style-name="Standard">
      <style:text-properties officeooo:rsid="0021b764" officeooo:paragraph-rsid="0024383d"/>
    </style:style>
    <style:style style:name="P10" style:family="paragraph" style:parent-style-name="Standard">
      <style:text-properties officeooo:paragraph-rsid="0021b764"/>
    </style:style>
    <style:style style:name="P11" style:family="paragraph" style:parent-style-name="Standard">
      <style:text-properties officeooo:rsid="00230a32" officeooo:paragraph-rsid="00230a32"/>
    </style:style>
    <style:style style:name="P12" style:family="paragraph" style:parent-style-name="Standard">
      <style:text-properties officeooo:paragraph-rsid="001ded0d"/>
    </style:style>
    <style:style style:name="P13" style:family="paragraph" style:parent-style-name="Standard">
      <style:text-properties fo:font-weight="normal" officeooo:rsid="001e8d08" officeooo:paragraph-rsid="001e8d08" style:font-weight-asian="normal" style:font-weight-complex="normal"/>
    </style:style>
    <style:style style:name="P14" style:family="paragraph" style:parent-style-name="Standard">
      <style:text-properties fo:font-weight="bold" officeooo:rsid="001e8d08" officeooo:paragraph-rsid="001e8d08" style:font-weight-asian="bold" style:font-weight-complex="bold"/>
    </style:style>
    <style:style style:name="P15" style:family="paragraph" style:parent-style-name="Standard">
      <style:text-properties fo:font-weight="bold" officeooo:rsid="001ded0d" officeooo:paragraph-rsid="002607e3" style:font-weight-asian="bold" style:font-weight-complex="bold"/>
    </style:style>
    <style:style style:name="P16" style:family="paragraph" style:parent-style-name="Standard">
      <style:text-properties fo:font-weight="bold" officeooo:rsid="002c6ed8" officeooo:paragraph-rsid="002c6ed8" style:font-weight-asian="bold" style:font-weight-complex="bold"/>
    </style:style>
    <style:style style:name="P17" style:family="paragraph" style:parent-style-name="Standard">
      <style:text-properties officeooo:rsid="001ded0d" officeooo:paragraph-rsid="002607e3"/>
    </style:style>
    <style:style style:name="P18" style:family="paragraph" style:parent-style-name="Standard">
      <style:text-properties officeooo:rsid="001ded0d" officeooo:paragraph-rsid="0027758a"/>
    </style:style>
    <style:style style:name="P19" style:family="paragraph" style:parent-style-name="Standard">
      <style:text-properties officeooo:rsid="001ded0d" officeooo:paragraph-rsid="002908b5"/>
    </style:style>
    <style:style style:name="P20" style:family="paragraph" style:parent-style-name="Standard">
      <style:text-properties officeooo:rsid="002908b5" officeooo:paragraph-rsid="002908b5"/>
    </style:style>
    <style:style style:name="P21" style:family="paragraph" style:parent-style-name="Standard">
      <style:text-properties officeooo:rsid="0021b764" officeooo:paragraph-rsid="00234e2a"/>
    </style:style>
    <style:style style:name="P22" style:family="paragraph" style:parent-style-name="Standard">
      <style:text-properties officeooo:rsid="002a8ed1" officeooo:paragraph-rsid="002a8ed1"/>
    </style:style>
    <style:style style:name="P23" style:family="paragraph" style:parent-style-name="Standard">
      <style:text-properties officeooo:rsid="002c6ed8" officeooo:paragraph-rsid="002c6ed8"/>
    </style:style>
    <style:style style:name="T1" style:family="text">
      <style:text-properties officeooo:rsid="001e8d0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b764"/>
    </style:style>
    <style:style style:name="T4" style:family="text">
      <style:text-properties officeooo:rsid="00230a32"/>
    </style:style>
    <style:style style:name="T5" style:family="text">
      <style:text-properties officeooo:rsid="0024383d"/>
    </style:style>
    <style:style style:name="T6" style:family="text">
      <style:text-properties officeooo:rsid="002607e3"/>
    </style:style>
    <style:style style:name="T7" style:family="text">
      <style:text-properties officeooo:rsid="0027758a"/>
    </style:style>
    <style:style style:name="T8" style:family="text">
      <style:text-properties officeooo:rsid="002a8ed1"/>
    </style:style>
    <style:style style:name="T9" style:family="text">
      <style:text-properties officeooo:rsid="002accd0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I/CD Project ideas:</text:p>
      <text:p text:style-name="P1"/>
      <text:p text:style-name="P4">Technologies:</text:p>
      <text:p text:style-name="P8">DevOps, CI/CD, Jenkins, </text:p>
      <text:p text:style-name="P8"/>
      <text:p text:style-name="P8">Python</text:p>
      <text:p text:style-name="P8"/>
      <text:p text:style-name="P8">Kubernetes, Docker, Helm, <text:span text:style-name="T9">ArgoCD</text:span></text:p>
      <text:p text:style-name="P8"/>
      <text:p text:style-name="P9">Nginx as webserver, Terraform, Prometheus, <text:span text:style-name="T8">ansible</text:span></text:p>
      <text:p text:style-name="P9"/>
      <text:p text:style-name="P9"><text:span text:style-name="T5">Monitoring/Loggin: </text:span>Grafana, Elasticsearch, Logstash</text:p>
      <text:p text:style-name="P8"/>
      <text:p text:style-name="P8">Security on Docker, the environment, <text:span text:style-name="T5">Linux</text:span>, <text:span text:style-name="T5">etc.</text:span> </text:p>
      <text:p text:style-name="P7"/>
      <text:p text:style-name="P8">API<text:span text:style-name="T8">s</text:span></text:p>
      <text:p text:style-name="P8"/>
      <text:p text:style-name="P23">Jira, integration with discord</text:p>
      <text:p text:style-name="P8"/>
      <text:p text:style-name="P22">Create QA, Staging and Prod environments</text:p>
      <text:p text:style-name="P7"/>
      <text:p text:style-name="P5">Tutorials/Procedures/Best Practices:</text:p>
      <text:p text:style-name="P10"><text:a xlink:type="simple" xlink:href="https://github.com/imthenachoman/How-To-Secure-A-Linux-Server" text:style-name="Internet_20_link" text:visited-style-name="Visited_20_Internet_20_Link"><text:span text:style-name="T3">How to secure a Linux server</text:span></text:a></text:p>
      <text:p text:style-name="P12"><text:a xlink:type="simple" xlink:href="https://twitter.com/sidpalas/status/1634194026500096000" text:style-name="Internet_20_link" text:visited-style-name="Visited_20_Internet_20_Link"><text:span text:style-name="T4">Secure Docker Containers</text:span></text:a></text:p>
      <text:p text:style-name="P12"><text:a xlink:type="simple" xlink:href="https://blog.brainboard.co/chatgpt-for-devops-best-practices-use-cases-and-warnings-487b02acba3" text:style-name="Internet_20_link" text:visited-style-name="Visited_20_Internet_20_Link"/></text:p>
      <text:p text:style-name="P12"><text:a xlink:type="simple" xlink:href="https://blog.brainboard.co/chatgpt-for-devops-best-practices-use-cases-and-warnings-487b02acba3" text:style-name="Internet_20_link" text:visited-style-name="Visited_20_Internet_20_Link"><text:span text:style-name="T4">ChatGPT for DevOps: Best practices</text:span></text:a></text:p>
      <text:p text:style-name="P11"><text:a xlink:type="simple" xlink:href="https://twitter.com/alexxubyte/status/1638567471857958913" text:style-name="Internet_20_link" text:visited-style-name="Visited_20_Internet_20_Link">HTTP Status codes</text:a></text:p>
      <text:p text:style-name="P12"><text:a xlink:type="simple" xlink:href="https://blog.devgenius.io/devops-in-linux-systemd-introduction-db7f49cb566b" text:style-name="Internet_20_link" text:visited-style-name="Visited_20_Internet_20_Link"><text:span text:style-name="T4">SystemD</text:span></text:a></text:p>
      <text:p text:style-name="P1"/>
      <text:p text:style-name="P19">------------------------------------------------------------------------------------------------------</text:p>
      <text:p text:style-name="P23">The most complete project:</text:p>
      <text:p text:style-name="P23"><text:span text:style-name="T10">Question:</text:span> Create a real life project for learning purposes using this technologies and the ones more used in devops:</text:p>
      <text:p text:style-name="P23"/>
      <text:p text:style-name="P23">DevOps, CI/CD, Jenkins, Python, Kubernetes, Docker, Helm, ArgoCD, Nginx as webserver, Terraform, Prometheus, Ansible, Grafana, Elasticsearch, Logstash, Security on Docker, the environment, Linux, etc., APIs, Jira, integration with Discord, QA, Staging, Prod environments.</text:p>
      <text:p text:style-name="P23"/>
      <text:p text:style-name="P16">Answer:</text:p>
      <text:p text:style-name="P17">Project: CI/CD Pipeline for a Web Application with Kubernetes, Docker, Jenkins, and DevOps Tools</text:p>
      <text:p text:style-name="P17"/>
      <text:p text:style-name="P17">Objective:</text:p>
      <text:p text:style-name="P17">The objective of this project is to build an end-to-end CI/CD pipeline for a web application using various DevOps tools and technologies. The pipeline will include code version control, automated builds, testing, deployment to multiple environments, monitoring, logging, security, and integration with external tools.</text:p>
      <text:p text:style-name="P17"/>
      <text:p text:style-name="P17">Technologies and Tools:</text:p>
      <text:p text:style-name="P17"/>
      <text:p text:style-name="P17">DevOps principles and practices</text:p>
      <text:p text:style-name="P17">Git for version control</text:p>
      <text:p text:style-name="P17"><text:soft-page-break/>Jenkins for continuous integration and continuous deployment</text:p>
      <text:p text:style-name="P17">Python for application development</text:p>
      <text:p text:style-name="P17">Kubernetes for container orchestration</text:p>
      <text:p text:style-name="P17">Docker for containerization</text:p>
      <text:p text:style-name="P17">Helm for package management in Kubernetes</text:p>
      <text:p text:style-name="P17">ArgoCD for GitOps-based deployment and management of Kubernetes applications</text:p>
      <text:p text:style-name="P17">Nginx as the web server</text:p>
      <text:p text:style-name="P17">Terraform for infrastructure provisioning and management</text:p>
      <text:p text:style-name="P17">Prometheus for monitoring and alerting</text:p>
      <text:p text:style-name="P17">Grafana for visualization of monitoring metrics</text:p>
      <text:p text:style-name="P17">Elasticsearch for log storage and indexing</text:p>
      <text:p text:style-name="P17">Logstash for log aggregation and parsing</text:p>
      <text:p text:style-name="P17">Security measures for Docker, Linux, and the environment</text:p>
      <text:p text:style-name="P17">API integration for external systems (Jira, Discord)</text:p>
      <text:p text:style-name="P17">Multiple environments: QA, Staging, and Production</text:p>
      <text:p text:style-name="P17">Project Steps:</text:p>
      <text:p text:style-name="P17"/>
      <text:p text:style-name="P17">Set up Git Repository:</text:p>
      <text:p text:style-name="P17"/>
      <text:p text:style-name="P17">Create a Git repository to store the source code of the web application.</text:p>
      <text:p text:style-name="P17">Initialize the repository with the initial application code.</text:p>
      <text:p text:style-name="P17">Configure Jenkins:</text:p>
      <text:p text:style-name="P17"/>
      <text:p text:style-name="P17">Install and configure Jenkins CI/CD server.</text:p>
      <text:p text:style-name="P17">Set up necessary plugins for Git integration, build automation, and deployment.</text:p>
      <text:p text:style-name="P17">Configure Jenkins jobs for automated builds, testing, and deployment.</text:p>
      <text:p text:style-name="P17">Develop the Web Application:</text:p>
      <text:p text:style-name="P17"/>
      <text:p text:style-name="P17">Use Python to develop the web application.</text:p>
      <text:p text:style-name="P17">Implement necessary features and functionality.</text:p>
      <text:p text:style-name="P17">Write unit tests for the application.</text:p>
      <text:p text:style-name="P17">Containerize the Application:</text:p>
      <text:p text:style-name="P17"/>
      <text:p text:style-name="P17">Create a Dockerfile to package the web application into a Docker image.</text:p>
      <text:p text:style-name="P17">Build the Docker image and push it to a container registry.</text:p>
      <text:p text:style-name="P17">Provision Kubernetes Cluster:</text:p>
      <text:p text:style-name="P17"/>
      <text:p text:style-name="P17">Use Terraform to provision a Kubernetes cluster on a cloud provider (e.g., AWS, GCP).</text:p>
      <text:p text:style-name="P17">Set up necessary networking, security, and infrastructure components.</text:p>
      <text:p text:style-name="P17">Deploy to QA Environment:</text:p>
      <text:p text:style-name="P17"/>
      <text:p text:style-name="P17">Use Jenkins to deploy the web application to the QA environment.</text:p>
      <text:p text:style-name="P17">Configure the deployment pipeline to trigger automatically on code commits.</text:p>
      <text:p text:style-name="P17">Set up automated testing (unit tests, integration tests) for the QA environment.</text:p>
      <text:p text:style-name="P17">Deploy to Staging Environment:</text:p>
      <text:p text:style-name="P17"/>
      <text:p text:style-name="P17">Set up a separate staging environment to mimic the production environment.</text:p>
      <text:p text:style-name="P17">Configure Jenkins to deploy the web application to the staging environment.</text:p>
      <text:p text:style-name="P17">Perform additional testing, including load testing and performance testing.</text:p>
      <text:p text:style-name="P17">Implement Production Deployment:</text:p>
      <text:p text:style-name="P17"/>
      <text:p text:style-name="P17">Configure Jenkins to deploy the web application to the production environment.</text:p>
      <text:p text:style-name="P17"><text:soft-page-break/>Implement a release process, including manual or automated approvals.</text:p>
      <text:p text:style-name="P17">Implement rollback mechanisms in case of deployment failures.</text:p>
      <text:p text:style-name="P17">Implement Monitoring and Logging:</text:p>
      <text:p text:style-name="P17"/>
      <text:p text:style-name="P17">Set up Prometheus for monitoring the application and infrastructure metrics.</text:p>
      <text:p text:style-name="P17">Configure Grafana for visualization of monitoring metrics and create dashboards.</text:p>
      <text:p text:style-name="P17">Implement log aggregation using Elasticsearch and Logstash.</text:p>
      <text:p text:style-name="P17">Set up log parsing and indexing for easy search and analysis.</text:p>
      <text:p text:style-name="P17">Implement Security Measures:</text:p>
      <text:p text:style-name="P17"/>
      <text:p text:style-name="P17">Implement security best practices for Docker containers.</text:p>
      <text:p text:style-name="P17">Apply security configurations and hardening measures to the Linux environment.</text:p>
      <text:p text:style-name="P17">Implement network security measures, such as firewalls and access controls.</text:p>
      <text:p text:style-name="P17">Integrate with External Tools:</text:p>
      <text:p text:style-name="P17"/>
      <text:p text:style-name="P17">Integrate with Jira for issue tracking and project management.</text:p>
      <text:p text:style-name="P17">Integrate with Discord for team communication and notifications.</text:p>
      <text:p text:style-name="P17">Create QA, Staging, and Prod Environments:</text:p>
      <text:p text:style-name="P17"/>
      <text:p text:style-name="P17">Use Terraform to provision separate environments for QA, Staging, and Production.</text:p>
      <text:p text:style-name="P17">Configure the necessary infrastructure components for each environment.</text:p>
      <text:p text:style-name="P17">This project will provide hands-on</text:p>
      <text:p text:style-name="P18">------------------------------------------------------------------------------------------------------</text:p>
      <text:p text:style-name="P20">Python Project, not so complete</text:p>
      <text:p text:style-name="P3">Question:</text:p>
      <text:p text:style-name="P1"><text:span text:style-name="T1">D</text:span>o the same using Python</text:p>
      <text:p text:style-name="P1"/>
      <text:p text:style-name="P3">Answer: <text:s text:c="3"/><text:span text:style-name="T7">Python</text:span></text:p>
      <text:p text:style-name="P13">Create a Python web application using a framework like Flask or Django. This application can have multiple endpoints that return simple text or JSON responses.</text:p>
      <text:p text:style-name="P3"/>
      <text:p text:style-name="P13">Set up a Git repository for the project on a Git hosting platform like GitHub or GitLab.</text:p>
      <text:p text:style-name="P3"/>
      <text:p text:style-name="P13">Install Jenkins on a server or spin up a Jenkins instance on a cloud platform like AWS or GCP.</text:p>
      <text:p text:style-name="P3"/>
      <text:p text:style-name="P13">Create a Jenkins pipeline that automates the following steps:</text:p>
      <text:p text:style-name="P3"/>
      <text:p text:style-name="P13">Clone the repository containing the Python application code</text:p>
      <text:p text:style-name="P13">Install any necessary Python dependencies using pip</text:p>
      <text:p text:style-name="P13">Run tests using a Python testing framework like pytest or unittest</text:p>
      <text:p text:style-name="P13">Build a Docker image of the application and push it to a container registry like Docker Hub or AWS ECR</text:p>
      <text:p text:style-name="P13">Deploy the Docker image to a Kubernetes cluster using Kubernetes manifests or Helm charts</text:p>
      <text:p text:style-name="P13">Set up monitoring for the application using a tool like Prometheus or Grafana</text:p>
      <text:p text:style-name="P13">Configure the pipeline to run automatically whenever changes are pushed to the repository.</text:p>
      <text:p text:style-name="P3"/>
      <text:p text:style-name="P13">Add additional stages to the pipeline for tasks like manual approval before deployment to production.</text:p>
      <text:p text:style-name="P3"/>
      <text:p text:style-name="P13">Experiment with different monitoring and logging tools to gain insight into the performance and behavior of the application.</text:p>
      <text:p text:style-name="P3"/>
      <text:p text:style-name="P13"><text:soft-page-break/>This project will give you hands-on experience with a range of technologies including Python, Flask or Django, Git, Jenkins, Docker, Kubernetes, Prometheus, and Grafana. You'll also learn about CI/CD best practices and gain valuable experience setting up an automated pipeline for a modern web application.</text:p>
      <text:p text:style-name="P13"/>
      <text:p text:style-name="P17">------------------------------------------------------------------------------------------------------</text:p>
      <text:p text:style-name="P13"/>
      <text:p text:style-name="P15">Question:</text:p>
      <text:p text:style-name="P17">Get me a CI/CD project to do for learning, get me different technologies using jenkins, involving K8s, monitoring systems and more things</text:p>
      <text:p text:style-name="P17"/>
      <text:p text:style-name="P15">Answer: <text:s text:c="2"/><text:span text:style-name="T6">JAVA</text:span></text:p>
      <text:p text:style-name="P17">Sure! Here's a sample CI/CD project using Jenkins that involves several technologies:</text:p>
      <text:p text:style-name="P17"/>
      <text:p text:style-name="P17">Project Overview:</text:p>
      <text:p text:style-name="P17"/>
      <text:p text:style-name="P17">The project is a web application built using Java and Spring Boot.</text:p>
      <text:p text:style-name="P17">The application is deployed to a Kubernetes cluster using Helm.</text:p>
      <text:p text:style-name="P17">Continuous Integration (CI) is implemented using Jenkins.</text:p>
      <text:p text:style-name="P17">Continuous Deployment (CD) is implemented using Helm, Kubernetes, and Prometheus.</text:p>
      <text:p text:style-name="P17">Monitoring is implemented using Prometheus and Grafana.</text:p>
      <text:p text:style-name="P17">Here are the high-level steps involved in the project:</text:p>
      <text:p text:style-name="P17"/>
      <text:p text:style-name="P17">Set up a Kubernetes cluster on a cloud provider (e.g. Google Cloud Platform, Amazon Web Services).</text:p>
      <text:p text:style-name="P17">Install and configure Helm and Tiller on the Kubernetes cluster.</text:p>
      <text:p text:style-name="P17">Create a Spring Boot application and host the code in a Git repository (e.g. GitHub).</text:p>
      <text:p text:style-name="P17">Configure Jenkins to build the application whenever a new commit is pushed to the Git repository.</text:p>
      <text:p text:style-name="P17">Configure Jenkins to run unit tests and integration tests as part of the build process.</text:p>
      <text:p text:style-name="P17">Build a Docker image of the application and push it to a Docker registry (e.g. Docker Hub).</text:p>
      <text:p text:style-name="P17">Create a Helm chart for the application.</text:p>
      <text:p text:style-name="P17">Configure Jenkins to deploy the application to the Kubernetes cluster using Helm whenever a new Docker image is pushed to the Docker registry.</text:p>
      <text:p text:style-name="P17">Set up Prometheus to monitor the application and the Kubernetes cluster.</text:p>
      <text:p text:style-name="P17">Configure Grafana to display the metrics collected by Prometheus.</text:p>
      <text:p text:style-name="P17">Here are some additional tasks you can consider:</text:p>
      <text:p text:style-name="P17"/>
      <text:p text:style-name="P17">Configure Jenkins to run automated security scans on the Docker images before they are pushed to the Docker registry.</text:p>
      <text:p text:style-name="P17">Use Kubernetes to scale the application horizontally based on the load.</text:p>
      <text:p text:style-name="P17">Use Jenkins to automatically roll back the deployment to a previous version if the application fails to start or crashes.</text:p>
      <text:p text:style-name="P17">Set up an alerting system using Prometheus and Alertmanager to send notifications when critical metrics go beyond certain thresholds.</text:p>
      <text:p text:style-name="P17">This is just a sample project, and you can modify it based on your interests and skill level. Good luck with your learning!</text:p>
      <text:p text:style-name="P17"/>
      <text:p text:style-name="P17">-----------------------------------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5T18:58:56.817674747</meta:creation-date>
    <dc:date>2023-05-16T16:27:24.891373627</dc:date>
    <dc:creator>sdfgsdfg sdfgsdfgsd</dc:creator>
    <meta:editing-duration>PT16H38M9S</meta:editing-duration>
    <meta:editing-cycles>14</meta:editing-cycles>
    <meta:generator>LibreOffice/7.5.1.2$MacOSX_X86_64 LibreOffice_project/fcbaee479e84c6cd81291587d2ee68cba099e129</meta:generator>
    <meta:document-statistic meta:table-count="0" meta:image-count="0" meta:object-count="0" meta:page-count="4" meta:paragraph-count="137" meta:word-count="1213" meta:character-count="8654" meta:non-whitespace-character-count="7571"/>
  </office:meta>
</office:document-meta>
</file>